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ac84" officeooo:paragraph-rsid="001cac84"/>
    </style:style>
    <style:style style:name="P2" style:family="paragraph" style:parent-style-name="Standard">
      <style:text-properties officeooo:rsid="001e863c" officeooo:paragraph-rsid="001e863c"/>
    </style:style>
    <style:style style:name="P3" style:family="paragraph" style:parent-style-name="Standard">
      <style:text-properties fo:font-weight="bold" officeooo:rsid="001cac84" officeooo:paragraph-rsid="001cac84" style:font-weight-asian="bold" style:font-weight-complex="bold"/>
    </style:style>
    <style:style style:name="P4" style:family="paragraph" style:parent-style-name="Standard">
      <style:text-properties fo:font-weight="bold" officeooo:rsid="001e863c" officeooo:paragraph-rsid="001e863c" style:font-weight-asian="bold" style:font-weight-complex="bold"/>
    </style:style>
    <style:style style:name="P5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</style:style>
    <style:style style:name="P6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officeooo:rsid="001e863c" officeooo:paragraph-rsid="001e863c"/>
    </style:style>
    <style:style style:name="P7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officeooo:rsid="002bd893" officeooo:paragraph-rsid="002bd893"/>
    </style:style>
    <style:style style:name="P8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officeooo:rsid="001cac84" officeooo:paragraph-rsid="001cac84"/>
    </style:style>
    <style:style style:name="P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</style:style>
    <style:style style:name="P1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1e863c" officeooo:paragraph-rsid="001e863c"/>
    </style:style>
    <style:style style:name="P1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226f2c" officeooo:paragraph-rsid="00226f2c"/>
    </style:style>
    <style:style style:name="P1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29c7ad" officeooo:paragraph-rsid="0029c7ad"/>
    </style:style>
    <style:style style:name="P1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2a9fc5" officeooo:paragraph-rsid="002a9fc5"/>
    </style:style>
    <style:style style:name="P1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1cac84" officeooo:paragraph-rsid="001cac84"/>
    </style:style>
    <style:style style:name="P1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1cac84" officeooo:paragraph-rsid="002d183c"/>
    </style:style>
    <style:style style:name="P1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1cac84"/>
    </style:style>
    <style:style style:name="P1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2bd893" officeooo:paragraph-rsid="002bd893"/>
    </style:style>
    <style:style style:name="P1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3014d6" officeooo:paragraph-rsid="003014d6"/>
    </style:style>
    <style:style style:name="P1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317b93" officeooo:paragraph-rsid="00317b93"/>
    </style:style>
    <style:style style:name="P2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334ffd" officeooo:paragraph-rsid="00334ffd"/>
    </style:style>
    <style:style style:name="P2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3fb16e" officeooo:paragraph-rsid="003fb16e"/>
    </style:style>
    <style:style style:name="P2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3b47e9" officeooo:paragraph-rsid="003b47e9"/>
    </style:style>
    <style:style style:name="P2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792911" officeooo:paragraph-rsid="008e42bf"/>
    </style:style>
    <style:style style:name="P2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8d8c51" officeooo:paragraph-rsid="008e42bf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a9fc5" officeooo:paragraph-rsid="002a9fc5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bd893" officeooo:paragraph-rsid="002bd893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2bd893" officeooo:paragraph-rsid="002bd893" style:font-weight-asian="bold" style:font-weight-complex="bold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436b3d" officeooo:paragraph-rsid="00436b3d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436b3d" officeooo:paragraph-rsid="00436b3d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normal" officeooo:rsid="0064be04" officeooo:paragraph-rsid="0064be04" style:font-style-asian="normal" style:font-style-complex="normal"/>
    </style:style>
    <style:style style:name="P3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weight="bold" officeooo:rsid="006ae16f" officeooo:paragraph-rsid="006ae16f" style:font-weight-asian="bold" style:font-weight-complex="bold"/>
    </style:style>
    <style:style style:name="P32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officeooo:rsid="00418844" officeooo:paragraph-rsid="00418844"/>
    </style:style>
    <style:style style:name="P33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officeooo:rsid="00436b3d" officeooo:paragraph-rsid="00436b3d"/>
    </style:style>
    <style:style style:name="P34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officeooo:rsid="004bbe13" officeooo:paragraph-rsid="004bbe13"/>
    </style:style>
    <style:style style:name="P35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fo:font-weight="normal" officeooo:rsid="00972510" officeooo:paragraph-rsid="00972510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rsid="00418844" officeooo:paragraph-rsid="00418844"/>
    </style:style>
    <style:style style:name="P37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rsid="00436b3d" officeooo:paragraph-rsid="00436b3d"/>
    </style:style>
    <style:style style:name="P38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rsid="0045fd6f" officeooo:paragraph-rsid="0045fd6f"/>
    </style:style>
    <style:style style:name="P39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rsid="0045fd6f" officeooo:paragraph-rsid="005044ef"/>
    </style:style>
    <style:style style:name="P40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rsid="0045fd6f" officeooo:paragraph-rsid="0055867d"/>
    </style:style>
    <style:style style:name="P41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rsid="00481a69" officeooo:paragraph-rsid="00481a69"/>
    </style:style>
    <style:style style:name="P42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rsid="004a4db9" officeooo:paragraph-rsid="004a4db9"/>
    </style:style>
    <style:style style:name="P43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rsid="004bbe13" officeooo:paragraph-rsid="004bbe13"/>
    </style:style>
    <style:style style:name="P44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rsid="004d8c73" officeooo:paragraph-rsid="004d8c73"/>
    </style:style>
    <style:style style:name="P45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rsid="005c8e88" officeooo:paragraph-rsid="005c8e88"/>
    </style:style>
    <style:style style:name="P46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rsid="006124ab" officeooo:paragraph-rsid="006124ab"/>
    </style:style>
    <style:style style:name="P47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rsid="0064be04" officeooo:paragraph-rsid="0064be04"/>
    </style:style>
    <style:style style:name="P48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tyle="normal" officeooo:rsid="005c8e88" officeooo:paragraph-rsid="005c8e88" style:font-style-asian="normal" style:font-style-complex="normal"/>
    </style:style>
    <style:style style:name="P49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tyle="normal" officeooo:rsid="0064be04" officeooo:paragraph-rsid="0064be04" style:font-style-asian="normal" style:font-style-complex="normal"/>
    </style:style>
    <style:style style:name="P50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rsid="00784830" officeooo:paragraph-rsid="00784830"/>
    </style:style>
    <style:style style:name="P51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weight="bold" officeooo:rsid="006a5c1c" officeooo:paragraph-rsid="006a5c1c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style:text-underline-style="solid" style:text-underline-type="double" style:text-underline-width="auto" style:text-underline-color="font-color" officeooo:rsid="0045fd6f" officeooo:paragraph-rsid="0045fd6f"/>
    </style:style>
    <style:style style:name="P53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rsid="00808ad5" officeooo:paragraph-rsid="00808ad5"/>
    </style:style>
    <style:style style:name="P54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rsid="007bc8d5" officeooo:paragraph-rsid="007bc8d5"/>
    </style:style>
    <style:style style:name="P55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rsid="008550b9" officeooo:paragraph-rsid="008550b9"/>
    </style:style>
    <style:style style:name="P56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weight="normal" officeooo:rsid="00784830" officeooo:paragraph-rsid="00784830" style:font-weight-asian="normal" style:font-weight-complex="normal"/>
    </style:style>
    <style:style style:name="P57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weight="normal" officeooo:rsid="00972510" officeooo:paragraph-rsid="00972510" style:font-weight-asian="normal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0.3118in" fo:margin-right="0in" fo:text-indent="-0.3118in" style:auto-text-indent="false" style:page-number="auto" fo:background-color="transparent"/>
      <style:text-properties fo:font-weight="bold" officeooo:rsid="004bbe13" officeooo:paragraph-rsid="004bbe13" style:font-weight-asian="bold" style:font-weight-complex="bold"/>
    </style:style>
    <style:style style:name="P59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6ae16f" officeooo:paragraph-rsid="006ae16f"/>
    </style:style>
    <style:style style:name="P60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fo:color="#000000" style:font-name="Menlo-Regular" fo:font-size="11pt" officeooo:rsid="00754e5b" officeooo:paragraph-rsid="006ae16f" style:font-size-asian="11pt"/>
    </style:style>
    <style:style style:name="P6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1cac84" officeooo:paragraph-rsid="002d183c"/>
    </style:style>
    <style:style style:name="P6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98dde2" officeooo:paragraph-rsid="0098dde2"/>
    </style:style>
    <style:style style:name="P6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34f040" officeooo:paragraph-rsid="0034f040"/>
    </style:style>
    <style:style style:name="P6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394bb4" officeooo:paragraph-rsid="0034f040"/>
    </style:style>
    <style:style style:name="P6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2a9fc5" officeooo:paragraph-rsid="002a9fc5"/>
    </style:style>
    <style:style style:name="P6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2a9fc5" officeooo:paragraph-rsid="0098dde2"/>
    </style:style>
    <style:style style:name="P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a9fc5" officeooo:paragraph-rsid="002a9fc5"/>
    </style:style>
    <style:style style:name="P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a9fc5" officeooo:paragraph-rsid="0098dde2"/>
    </style:style>
    <style:style style:name="P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8fd1bb" officeooo:paragraph-rsid="0098dde2"/>
    </style:style>
    <style:style style:name="P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9d3436" officeooo:paragraph-rsid="009d3436"/>
    </style:style>
    <style:style style:name="P71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rsid="008550b9" officeooo:paragraph-rsid="008550b9"/>
    </style:style>
    <style:style style:name="P72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rsid="009a5b11" officeooo:paragraph-rsid="009a5b11"/>
    </style:style>
    <style:style style:name="P73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rsid="004bbe13" officeooo:paragraph-rsid="004bbe13"/>
    </style:style>
    <style:style style:name="T1" style:family="text">
      <style:text-properties officeooo:rsid="001cac84"/>
    </style:style>
    <style:style style:name="T2" style:family="text">
      <style:text-properties officeooo:rsid="00226f2c"/>
    </style:style>
    <style:style style:name="T3" style:family="text">
      <style:text-properties officeooo:rsid="0024a538"/>
    </style:style>
    <style:style style:name="T4" style:family="text">
      <style:text-properties officeooo:rsid="00268c10"/>
    </style:style>
    <style:style style:name="T5" style:family="text">
      <style:text-properties officeooo:rsid="002a011b"/>
    </style:style>
    <style:style style:name="T6" style:family="text">
      <style:text-properties officeooo:rsid="002d183c"/>
    </style:style>
    <style:style style:name="T7" style:family="text">
      <style:text-properties officeooo:rsid="00334ffd"/>
    </style:style>
    <style:style style:name="T8" style:family="text">
      <style:text-properties officeooo:rsid="003824d1"/>
    </style:style>
    <style:style style:name="T9" style:family="text">
      <style:text-properties officeooo:rsid="004cef96"/>
    </style:style>
    <style:style style:name="T10" style:family="text">
      <style:text-properties officeooo:rsid="005044ef"/>
    </style:style>
    <style:style style:name="T11" style:family="text">
      <style:text-properties officeooo:rsid="0058a6b4"/>
    </style:style>
    <style:style style:name="T12" style:family="text">
      <style:text-properties officeooo:rsid="005a8b4e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64be04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868056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868056" style:font-style-asian="normal" style:font-weight-asian="bold" style:font-style-complex="normal" style:font-weight-complex="bold"/>
    </style:style>
    <style:style style:name="T19" style:family="text">
      <style:text-properties officeooo:rsid="005dc804"/>
    </style:style>
    <style:style style:name="T20" style:family="text">
      <style:text-properties officeooo:rsid="005fc502"/>
    </style:style>
    <style:style style:name="T21" style:family="text">
      <style:text-properties officeooo:rsid="006124ab"/>
    </style:style>
    <style:style style:name="T22" style:family="text">
      <style:text-properties officeooo:rsid="006279c9"/>
    </style:style>
    <style:style style:name="T23" style:family="text">
      <style:text-properties officeooo:rsid="00633e0e"/>
    </style:style>
    <style:style style:name="T24" style:family="text">
      <style:text-properties officeooo:rsid="0064be04"/>
    </style:style>
    <style:style style:name="T25" style:family="text">
      <style:text-properties officeooo:rsid="0064dab2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878c52" style:font-weight-asian="bold" style:font-weight-complex="bold"/>
    </style:style>
    <style:style style:name="T28" style:family="text">
      <style:text-properties fo:font-weight="bold" officeooo:rsid="008abe29" style:font-weight-asian="bold" style:font-weight-complex="bold"/>
    </style:style>
    <style:style style:name="T29" style:family="text">
      <style:text-properties officeooo:rsid="007d379a"/>
    </style:style>
    <style:style style:name="T30" style:family="text">
      <style:text-properties officeooo:rsid="007e19b7"/>
    </style:style>
    <style:style style:name="T31" style:family="text">
      <style:text-properties officeooo:rsid="00815938"/>
    </style:style>
    <style:style style:name="T32" style:family="text">
      <style:text-properties officeooo:rsid="0083d81a"/>
    </style:style>
    <style:style style:name="T33" style:family="text">
      <style:text-properties officeooo:rsid="008424d7"/>
    </style:style>
    <style:style style:name="T34" style:family="text">
      <style:text-properties officeooo:rsid="008d8c51"/>
    </style:style>
    <style:style style:name="T35" style:family="text">
      <style:text-properties officeooo:rsid="008e42bf"/>
    </style:style>
    <style:style style:name="T36" style:family="text">
      <style:text-properties officeooo:rsid="009094e3"/>
    </style:style>
    <style:style style:name="T37" style:family="text">
      <style:text-properties officeooo:rsid="0092e5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 command environment:</text:p>
      <text:p text:style-name="P1"/>
      <text:p text:style-name="P5">.<text:span text:style-name="T1">ls : run shell command (3)</text:span></text:p>
      <text:p text:style-name="P9"/>
      <text:p text:style-name="P16">/a=$.abc: make the script environment (python environment), run python functions <text:s/>(3)</text:p>
      <text:p text:style-name="P10"/>
      <text:p text:style-name="P10">=a: the variable a</text:p>
      <text:p text:style-name="P10"/>
      <text:p text:style-name="P10">abc <text:span text:style-name="T3">&amp;&amp;</text:span> def : split two commands. The commands run <text:span text:style-name="T2">one after another (1)</text:span></text:p>
      <text:p text:style-name="P10"/>
      <text:p text:style-name="P11"><text:span text:style-name="T4">~</text:span>a=abc : return value of command abc goes to variable a <text:span text:style-name="T5">(2)</text:span></text:p>
      <text:p text:style-name="P11"/>
      <text:p text:style-name="P12">cmd abc def</text:p>
      <text:p text:style-name="P15"/>
      <text:p text:style-name="P15"><text:span text:style-name="T6">cmd </text:span>“<text:span text:style-name="T6">=`.cmd2 abc`</text:span>”</text:p>
      <text:p text:style-name="P15"/>
      <text:p text:style-name="P62">abc/def: designate the path of the command, this equals: .../Script/abc/def</text:p>
      <text:p text:style-name="P2"/>
      <text:p text:style-name="P2"/>
      <text:p text:style-name="Standard"/>
      <text:p text:style-name="Standard"/>
      <text:p text:style-name="P3">In script environment:</text:p>
      <text:p text:style-name="P1"/>
      <text:p text:style-name="P8">$.abc or `.abc` : run command</text:p>
      <text:p text:style-name="P21">$.abc:print =x or `🔤🔤:abc:print =x`: run command with external variable abc</text:p>
      <text:p text:style-name="P14"/>
      <text:p text:style-name="P1"/>
      <text:p text:style-name="P4">In both environments:</text:p>
      <text:p text:style-name="P2"/>
      <text:p text:style-name="P6">abc; :do not print cprint=False</text:p>
      <text:p text:style-name="P13"/>
      <text:p text:style-name="P13">args → parameters</text:p>
      <text:p text:style-name="P13"/>
      <text:p text:style-name="P13"/>
      <text:p text:style-name="P25"/>
      <text:p text:style-name="P25"><text:s text:c="10"/><text:span text:style-name="T36">&gt; A &amp;&amp; B &amp;&amp; C</text:span></text:p>
      <text:p text:style-name="P25"><text:s text:c="10"/>_<text:span text:style-name="T36">GLB[‘x’] in A can not be used in B and C</text:span></text:p>
      <text:p text:style-name="P25"/>
      <text:p text:style-name="P25"/>
      <text:p text:style-name="P27">built-in functions &amp; varibles:</text:p>
      <text:p text:style-name="P26"/>
      <text:p text:style-name="P7">args: command parameters</text:p>
      <text:p text:style-name="P17">gvars(): global dict (similar to globals())</text:p>
      <text:p text:style-name="P18">cmd(): run command</text:p>
      <text:p text:style-name="P19">err(): error message</text:p>
      <text:p text:style-name="P19">cprint(): print <text:span text:style-name="T7">when set is on</text:span></text:p>
      <text:p text:style-name="P20">prompt(): set up prompt text</text:p>
      <text:p text:style-name="P20">initsys(): reload initsys() → reinitialize system</text:p>
      <text:p text:style-name="P20">setprint(): set print on/off</text:p>
      <text:p text:style-name="P23"><text:soft-page-break/><text:span text:style-name="T35">#</text:span>rtn(): return value of each command, <text:span text:style-name="T34">rtn() → get the return value of the last command; </text:span></text:p>
      <text:p text:style-name="P24">#rtn(True)/rtn(CheckTunnel=True) → get the return value of the last command when it’s on the tunnel command series, only when &amp;&amp; exists, <text:s/>like: cmd 1 &amp;&amp; cmd 2 &amp;&amp; cmd 3 …, otherwise #rtn() returns None</text:p>
      <text:p text:style-name="P63">builtins.py: import builtins to use all the <text:span text:style-name="T8">above</text:span> built-in functions <text:span text:style-name="T8">in lib</text:span></text:p>
      <text:p text:style-name="P66">_<text:span text:style-name="T35">RTN → return value of the previous command in cmd 1 &amp;&amp; cmd 2 &amp;&amp; cmd 3 …</text:span></text:p>
      <text:p text:style-name="P66"><text:s text:c="16"/>_<text:span text:style-name="T37">RTN in cmd 2 is the return value of cmd 1</text:span></text:p>
      <text:p text:style-name="P68"><text:s text:c="5"/></text:p>
      <text:p text:style-name="P69"><text:s text:c="6"/>_GLB → public variable dict that can store variables used as public variables from the top level cmd:</text:p>
      <text:p text:style-name="P68"><text:s text:c="10"/><text:span text:style-name="T36">A: <text:s/>$. B</text:span></text:p>
      <text:p text:style-name="P68"><text:s text:c="10"/><text:span text:style-name="T36">B: <text:s/>$. C</text:span></text:p>
      <text:p text:style-name="P68"><text:s text:c="10"/><text:span text:style-name="T36">C: <text:s/>…</text:span></text:p>
      <text:p text:style-name="P68"><text:s text:c="10"/><text:span text:style-name="T36">&gt;A → GLB[‘x’] in A <text:s/>can be used throughout A, B, C</text:span></text:p>
      <text:p text:style-name="P64"/>
      <text:p text:style-name="P28">Variables in a script:</text:p>
      <text:p text:style-name="P32">In a script:</text:p>
      <text:p text:style-name="P36">x=5</text:p>
      <text:p text:style-name="P36">$. print(x) # directly use outside variables</text:p>
      <text:p text:style-name="P36"/>
      <text:p text:style-name="P36">$. ~y=10</text:p>
      <text:p text:style-name="P36">print($~y) # use the inside variable</text:p>
      <text:p text:style-name="P22"/>
      <text:p text:style-name="P28">Commands:</text:p>
      <text:p text:style-name="P33"><text:span text:style-name="T26">NEW</text:span> <text:s/>workbo<text:span text:style-name="T11">oktag .FILE file path</text:span>: create new workbook or sheet</text:p>
      <text:p text:style-name="P45">NEW /workbooktag .FILE file path</text:p>
      <text:p text:style-name="P45">NEW <text:span text:style-name="T15">/workbook/sheet1 /workbook/sheet2 … .POS n: create new sheets for the first sheet (sheet1) at position n</text:span></text:p>
      <text:p text:style-name="P48">NEW =[Sheet list] .POS n : create new sheets for the first sheet (sheet1) at position n</text:p>
      <text:p text:style-name="P45"/>
      <text:p text:style-name="P38"><text:span text:style-name="T26">INSERT</text:span> /<text:span text:style-name="T12">w/s/c .AHEADOF .BEHIND </text:span>: insert rows/cols</text:p>
      <text:p text:style-name="P45">INSERT A: insert col at A</text:p>
      <text:p text:style-name="P45">INSERT A B Student.C … : insert cols at the positions</text:p>
      <text:p text:style-name="P45">INSERT =[Cols list] ...</text:p>
      <text:p text:style-name="P45">INSERT A .NUM 10 : insert 10 cols from A</text:p>
      <text:p text:style-name="P45">INSERT Student. Gender. … .AHEADOF id. [or BEHIND id] : insert cols ahead of id or behind id, <text:span text:style-name="T19">if no .AHEADOF or .BEHIND: append cols</text:span></text:p>
      <text:p text:style-name="P45">INSERT .NUM 10 .AHEADOF id [or BEHIND id] : insert 10 cols ahead of id or behind id</text:p>
      <text:p text:style-name="P45">INSERT .NUM 10 .ABOVE 12 [or BELOW 12] : insert 10 rows above row 12 or below row 12, <text:span text:style-name="T20">if no .ABOVE or .BELOW, append rows</text:span></text:p>
      <text:p text:style-name="P45">The sheets are similar to cols</text:p>
      <text:p text:style-name="P45"/>
      <text:p text:style-name="P51">APPEND</text:p>
      <text:p text:style-name="P38"/>
      <text:p text:style-name="P38">DELETE: empty <text:span text:style-name="T10">sheets/range</text:span>/rows/cols/cells, <text:span text:style-name="T21">similar to INSERT</text:span></text:p>
      <text:p text:style-name="P46">DELETE A1:B3 : delete range</text:p>
      <text:p text:style-name="P46">DELETE A .HEADER : delete all content <text:span text:style-name="T22">of col A</text:span> including header</text:p>
      <text:p text:style-name="P52"/>
      <text:p text:style-name="P39"><text:soft-page-break/><text:span text:style-name="T26">FETCH</text:span>: <text:span text:style-name="T10">read / write/ convert data <text:s/>sheet/range/rows/cols/cells .CONDITION: find rows that meet conditon</text:span></text:p>
      <text:p text:style-name="P40"><text:s text:c="5"/><text:span text:style-name="T10">FETCH <text:s/>[cols] .DATA/STR/NUM/DATE/TIME/DATETIME/BOOL [data] <text:s text:c="5"/></text:span>.<text:span text:style-name="T10">FROM <text:s text:c="2"/>workbook/sheet/range/rows/cols/cells <text:s/>.TO <text:s/>workbook/sheet/range/rows/cols/cells .WHERE [bool expression] {student.} or {A}: the col ref. </text:span></text:p>
      <text:p text:style-name="P38"><text:s text:c="19"/></text:p>
      <text:p text:style-name="P38"><text:span text:style-name="T26">REMOVE</text:span>: remove workbook/sheet/rows/cols, <text:span text:style-name="T23">similar to INSERT</text:span></text:p>
      <text:p text:style-name="P53"><text:s text:c="5"/>remove =[1 3, 5, …] or =[‘1’, ‘3’, ‘5’, …] <text:span text:style-name="T33">from Sheet</text:span> → remove rows 1, 3, 5, …</text:p>
      <text:p text:style-name="P53"><text:s text:c="5"/>remove =[‘A’, <text:s/>‘C’, ‘<text:span text:style-name="T31">Student.</text:span>’, ‘<text:span text:style-name="T31">Gender.D</text:span>’…] <text:span text:style-name="T33">from Sheet</text:span> <text:s/>→ remove cols A, C, <text:span text:style-name="T31">Student., Gender.D, …</text:span></text:p>
      <text:p text:style-name="P53"><text:s text:c="5"/><text:span text:style-name="T32">remove A:C from Sheet → remove cols from A to C</text:span></text:p>
      <text:p text:style-name="P53"><text:s text:c="5"/><text:span text:style-name="T32">remove 1:5 from Sheet → remove rows from 1 to 5</text:span></text:p>
      <text:p text:style-name="P53"><text:s text:c="5"/><text:span text:style-name="T33">remove 10 from Sheet/Student.A → remove 10 cols from Student.A</text:span></text:p>
      <text:p text:style-name="P53"><text:s text:c="5"/><text:span text:style-name="T33">remove 10 from Sheet/5 → remove 10 rows from row 5</text:span></text:p>
      <text:p text:style-name="P53"/>
      <text:p text:style-name="P38"/>
      <text:p text:style-name="P38"><text:span text:style-name="T26">SAVE</text:span> <text:span text:style-name="T23">worbooktag .FILE file path</text:span>: save workbook, .<text:span text:style-name="T23">FILE: save to some different file, the path is rewritten as the new file</text:span></text:p>
      <text:p text:style-name="P41"/>
      <text:p text:style-name="P41">RENAME <text:span text:style-name="T14">/w1</text:span><text:span text:style-name="T24"> /w2</text:span>: rename workbook/sheet/col</text:p>
      <text:p text:style-name="P47">RENAME /<text:span text:style-name="T13">w1</text:span><text:span text:style-name="T15">/s1 /w1/s2</text:span></text:p>
      <text:p text:style-name="P47"><text:span text:style-name="T17">RENAME</text:span><text:span text:style-name="T15"> /</text:span><text:span text:style-name="T13">w1</text:span><text:span text:style-name="T15">/s1/c1 /w1/s1/c2</text:span></text:p>
      <text:p text:style-name="P44"/>
      <text:p text:style-name="P44"><text:span text:style-name="T28">repath</text:span> <text:span text:style-name="T24">worktag .FILE new path</text:span>: repath workboo<text:span text:style-name="T24">k</text:span></text:p>
      <text:p text:style-name="P42"><text:span text:style-name="T26">LW</text:span>: list workbook/sheet/cols</text:p>
      <text:p text:style-name="P47">LW</text:p>
      <text:p text:style-name="P47">LW abc</text:p>
      <text:p text:style-name="P47">LW /abc</text:p>
      <text:p text:style-name="P47">LW a*</text:p>
      <text:p text:style-name="P47">…</text:p>
      <text:p text:style-name="P47"/>
      <text:p text:style-name="P42"/>
      <text:p text:style-name="P42"><text:span text:style-name="T26">CW</text:span>: change/goto workbook/sheet</text:p>
      <text:p text:style-name="P47">CW abc</text:p>
      <text:p text:style-name="P47">CW /abc</text:p>
      <text:p text:style-name="P47">CW <text:span text:style-name="T13">abc</text:span><text:span text:style-name="T15">/def</text:span></text:p>
      <text:p text:style-name="P49">…</text:p>
      <text:p text:style-name="P30"/>
      <text:p text:style-name="P42"/>
      <text:p text:style-name="P43"><text:span text:style-name="T26">OPEN</text:span> <text:span text:style-name="T24">file paths .AS worktag</text:span>: open workbooks</text:p>
      <text:p text:style-name="P43"/>
      <text:p text:style-name="P43"><text:span text:style-name="T26">CLOSE</text:span> <text:span text:style-name="T24">worktags</text:span>: close workbooks</text:p>
      <text:p text:style-name="P43"/>
      <text:p text:style-name="P37"><text:span text:style-name="T26">PRINT</text:span> <text:span text:style-name="T25">abc/=x</text:span>: print on the screen</text:p>
      <text:p text:style-name="P44">SETP <text:span text:style-name="T24">ON/OFF</text:span>: set print outline</text:p>
      <text:p text:style-name="P44"><text:span text:style-name="T26">ECHO</text:span> <text:span text:style-name="T24">=variable</text:span>: pass data</text:p>
      <text:p text:style-name="P44"/>
      <text:p text:style-name="P54">style <text:span text:style-name="T30">a/Sheet1/A2</text:span> .font .size .fcolor .bcolor .boder … : <text:span text:style-name="T29">change styles of cell</text:span></text:p>
      <text:p text:style-name="P54"/>
      <text:p text:style-name="P55"><text:soft-page-break/><text:span text:style-name="T27">sh</text:span><text:span text:style-name="T26">size</text:span> .row <text:span text:style-name="T13">abc</text:span><text:span text:style-name="T15">/sheet1 → total rows of sheet1</text:span></text:p>
      <text:p text:style-name="P55"><text:span text:style-name="T15"><text:s text:c="7"/>.col abc/sheet1 → total cols of sheet1 </text:span><text:span text:style-name="T16">(.num, 7; otherwise G)</text:span></text:p>
      <text:p text:style-name="P55"><text:span text:style-name="T16"/></text:p>
      <text:p text:style-name="P72"><text:span text:style-name="T18">r</text:span><text:span text:style-name="T17">cmd</text:span><text:span text:style-name="T15"> → run command commonly used for echo “.ls abc” &amp;&amp; rcmd</text:span></text:p>
      <text:p text:style-name="P72"><text:span text:style-name="T17">shellvar</text:span><text:span text:style-name="T15"> → set up/read shell environment variables</text:span></text:p>
      <text:p text:style-name="P50"/>
      <text:p text:style-name="P58">Reserved commands:</text:p>
      <text:p text:style-name="P34">EndCmd: <text:span text:style-name="T9">update current working directory</text:span></text:p>
      <text:p text:style-name="P43">AUTOCOMPLETE: <text:span text:style-name="T9">support autocomplete for workbook/sheet</text:span></text:p>
      <text:p text:style-name="P43">BACKRUN: <text:span text:style-name="T9">accept cmd from the file to run and output the results to the file on server</text:span></text:p>
      <text:p text:style-name="P43">REIMPORT: <text:span text:style-name="T9">reload libraries</text:span></text:p>
      <text:p text:style-name="P43"/>
      <text:p text:style-name="P43"/>
      <text:p text:style-name="P70">Syntax:</text:p>
      <text:p text:style-name="P70"><text:s text:c="7"/>!External:Begin</text:p>
      <text:p text:style-name="P70"><text:s text:c="7"/>…</text:p>
      <text:p text:style-name="P70"><text:s text:c="7"/>…</text:p>
      <text:p text:style-name="P70"><text:s text:c="7"/>!External:End</text:p>
      <text:p text:style-name="P70"><text:s text:c="7"/>Script between the External stuff is executed in the module level and the others are executed in the functional level __Command_of_..._(Args) <text:s text:c="6"/></text:p>
      <text:p text:style-name="P43"/>
      <text:p text:style-name="P31">Bugs:</text:p>
      <text:p text:style-name="P35"/>
      <text:p text:style-name="P57"/>
      <text:p text:style-name="P56"/>
      <text:p text:style-name="P60"/>
      <text:p text:style-name="P59"/>
      <text:p text:style-name="P5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5:01:21.964972976</meta:creation-date>
    <dc:date>2020-03-28T15:51:56.421090648</dc:date>
    <meta:editing-duration>P12DT9H59M31S</meta:editing-duration>
    <meta:editing-cycles>104</meta:editing-cycles>
    <meta:generator>LibreOffice/6.1.0.3$MacOSX_X86_64 LibreOffice_project/efb621ed25068d70781dc026f7e9c5187a4decd1</meta:generator>
    <meta:document-statistic meta:table-count="0" meta:image-count="0" meta:object-count="0" meta:page-count="4" meta:paragraph-count="109" meta:word-count="803" meta:character-count="4850" meta:non-whitespace-character-count="3942"/>
  </office:meta>
</office:document-meta>
</file>